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2eb77" officeooo:paragraph-rsid="0002eb77"/>
    </style:style>
    <style:style style:name="P2" style:family="paragraph" style:parent-style-name="Text_20_body">
      <style:text-properties officeooo:paragraph-rsid="0002eb77"/>
    </style:style>
    <style:style style:name="P3" style:family="paragraph" style:parent-style-name="Text_20_body">
      <style:text-properties officeooo:rsid="0008e7b3" officeooo:paragraph-rsid="0008e7b3"/>
    </style:style>
    <style:style style:name="P4" style:family="paragraph" style:parent-style-name="Text_20_body">
      <style:text-properties officeooo:rsid="000a5a58" officeooo:paragraph-rsid="000a5a58"/>
    </style:style>
    <style:style style:name="P5" style:family="paragraph" style:parent-style-name="Heading_20_1">
      <style:text-properties officeooo:rsid="0003943f" officeooo:paragraph-rsid="0003943f"/>
    </style:style>
    <style:style style:name="P6" style:family="paragraph" style:parent-style-name="Text_20_body" style:list-style-name="L1">
      <style:text-properties officeooo:rsid="000a5a58" officeooo:paragraph-rsid="000a5a58"/>
    </style:style>
    <style:style style:name="P7" style:family="paragraph" style:parent-style-name="Text_20_body">
      <style:text-properties officeooo:rsid="000dc5a8" officeooo:paragraph-rsid="000dc5a8"/>
    </style:style>
    <style:style style:name="P8" style:family="paragraph" style:parent-style-name="Text_20_body">
      <style:text-properties officeooo:rsid="000e4ebe" officeooo:paragraph-rsid="000e4ebe"/>
    </style:style>
    <style:style style:name="T1" style:family="text">
      <style:text-properties officeooo:rsid="00060521"/>
    </style:style>
    <style:style style:name="T2" style:family="text">
      <style:text-properties officeooo:rsid="000e00d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i-Project 1 – Simple Chat Service</text:p>
      <text:h text:style-name="Heading_20_1" text:outline-level="1">Overview</text:h>
      <text:p text:style-name="P3">The aim of this practical was to create a program to exchange text messages between two computers using TCP. In my implementation of this program I completed the following features:</text:p>
      <text:list xml:id="list794771512" text:style-name="L1">
        <text:list-item>
          <text:p text:style-name="P6">The application can connect to another machine and exchange chat messages using TCP</text:p>
        </text:list-item>
        <text:list-item>
          <text:p text:style-name="P6">If a connection to a specified machine fails a number of times, it can host a connection.</text:p>
        </text:list-item>
        <text:list-item>
          <text:p text:style-name="P6">The chat can be closed as desired.</text:p>
        </text:list-item>
        <text:list-item>
          <text:p text:style-name="P6">The user can choose to host the connection instead.</text:p>
        </text:list-item>
        <text:list-item>
          <text:p text:style-name="P6">Provides a simple Text-based UI.</text:p>
        </text:list-item>
        <text:list-item>
          <text:p text:style-name="P6">The application can deal with abnormal connection termination.</text:p>
        </text:list-item>
      </text:list>
      <text:h text:style-name="P5" text:outline-level="1">Design</text:h>
      <text:p text:style-name="P4">Rather than creating separate classes for hosting and connection to a host, I opted to keep all the methods in one class. This was because the only difference between the two operations is when hosting a chat, the ServerSocket passes a socket containing the I/O streams whereas when connecting to another user the Socket is made with a specified destination address and I/O streams are taken from that. All other operations (i.e. sending and receiving messages) are the same.</text:p>
      <text:p text:style-name="P7">I made a simple textual UI in addition to the basic requirements so it would be easier to switch between different users to connect to and between the different functions of the program (sending/receiving messages, and sending and receiving files.</text:p>
      <text:p text:style-name="P7">When designing the messaging app, I thought that there were two main ways of continuously receiving input from the user while outputting text from the connected computer. <text:span text:style-name="T2">I could either use queues an implement an asynchronous method of communication, or I could make use of multithreading for synchronous communication. Asynchronous communication would be somewhat simpler to implement as I wouldn't have to worry about concurrency bugs such as if separate threads attempted to access the same object, however it wouldn’t provide an entirely realtime chat as any messages from the other computer would be blocked while the current computer waits for the user to finish their input. I chose to utilize multithreading as the messaging service I made would be only between two users so the added complexity from the threading would be relatively small.</text:span></text:p>
      <text:p text:style-name="P8">I used a very simple messaging protocol between the two users. Each user would select a username when the program was opened and when they sent messages to another user that username would be <text:soft-page-break/>appended to the beginning of the message in order for the users to differentiate between their messages and the other user’s message’s should they scroll through them.</text:p>
      <text:p text:style-name="P8">I also followed a simple protocol when sending and receiving files. Once th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2eb77" officeooo:paragraph-rsid="0002eb77"/>
    </style:style>
    <style:style style:name="MT1" style:family="text">
      <style:text-properties officeooo:rsid="0006052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80012798<text:tab/>CS2101 <text:span text:style-name="MT1">MP1</text:span><text:tab/>23/1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0:44:30.699000000</meta:creation-date>
    <meta:editing-duration>PT50M12S</meta:editing-duration>
    <meta:editing-cycles>6</meta:editing-cycles>
    <meta:generator>LibreOffice/6.0.5.2$Windows_X86_64 LibreOffice_project/54c8cbb85f300ac59db32fe8a675ff7683cd5a16</meta:generator>
    <dc:date>2018-10-28T01:11:02.413000000</dc:date>
    <meta:document-statistic meta:table-count="0" meta:image-count="0" meta:object-count="0" meta:page-count="2" meta:paragraph-count="16" meta:word-count="434" meta:character-count="2624" meta:non-whitespace-character-count="2210"/>
  </office:meta>
</office:document-meta>
</file>